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0426" calcext:value-type="float">
            <text:p>3,50426</text:p>
          </table:table-cell>
          <table:table-cell office:value-type="float" office:value="0" calcext:value-type="float">
            <text:p>0</text:p>
          </table:table-cell>
          <table:table-cell office:value-type="float" office:value="1.5519" calcext:value-type="float">
            <text:p>1,5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766" calcext:value-type="float">
            <text:p>0,77766</text:p>
          </table:table-cell>
          <table:table-cell office:value-type="float" office:value="0.389049" calcext:value-type="float">
            <text:p>0,38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9254" calcext:value-type="float">
            <text:p>0,389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9577" calcext:value-type="float">
            <text:p>0,389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8917" calcext:value-type="float">
            <text:p>0,38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9527" calcext:value-type="float">
            <text:p>0,389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8776" calcext:value-type="float">
            <text:p>0,388776</text:p>
          </table:table-cell>
          <table:table-cell office:value-type="float" office:value="0.38909" calcext:value-type="float">
            <text:p>0,38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89012" calcext:value-type="float">
            <text:p>0,38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8943" calcext:value-type="float">
            <text:p>0,38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9066" calcext:value-type="float">
            <text:p>0,389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88965" calcext:value-type="float">
            <text:p>0,388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89026" calcext:value-type="float">
            <text:p>0,389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9114" calcext:value-type="float">
            <text:p>0,389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8593" calcext:value-type="float">
            <text:p>0,388593</text:p>
          </table:table-cell>
          <table:table-cell office:value-type="float" office:value="0.389067" calcext:value-type="float">
            <text:p>0,389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388621" calcext:value-type="float">
            <text:p>0,38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88998" calcext:value-type="float">
            <text:p>0,388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8993" calcext:value-type="float">
            <text:p>0,388993</text:p>
          </table:table-cell>
          <table:table-cell office:value-type="float" office:value="0.388821" calcext:value-type="float">
            <text:p>0,388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88438" calcext:value-type="float">
            <text:p>0,38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388933" calcext:value-type="float">
            <text:p>0,388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8913" calcext:value-type="float">
            <text:p>0,388913</text:p>
          </table:table-cell>
          <table:table-cell office:value-type="float" office:value="0.388741" calcext:value-type="float">
            <text:p>0,388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88789" calcext:value-type="float">
            <text:p>0,388789</text:p>
          </table:table-cell>
          <table:table-cell office:value-type="float" office:value="0.388894" calcext:value-type="float">
            <text:p>0,388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8877" calcext:value-type="float">
            <text:p>0,388877</text:p>
          </table:table-cell>
          <table:table-cell office:value-type="float" office:value="0.388885" calcext:value-type="float">
            <text:p>0,38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032" calcext:value-type="float">
            <text:p>0,389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389277" calcext:value-type="float">
            <text:p>0,389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8963" calcext:value-type="float">
            <text:p>0,388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389712" calcext:value-type="float">
            <text:p>0,389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388996" calcext:value-type="float">
            <text:p>0,38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7762" calcext:value-type="float">
            <text:p>0,387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88823" calcext:value-type="float">
            <text:p>0,388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471" calcext:value-type="float">
            <text:p>0,389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9487" calcext:value-type="float">
            <text:p>0,389487</text:p>
          </table:table-cell>
          <table:table-cell office:value-type="float" office:value="0.389282" calcext:value-type="float">
            <text:p>0,38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389027" calcext:value-type="float">
            <text:p>0,389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,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9112" calcext:value-type="float">
            <text:p>0,389112</text:p>
          </table:table-cell>
          <table:table-cell office:value-type="float" office:value="0.388886" calcext:value-type="float">
            <text:p>0,388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388904" calcext:value-type="float">
            <text:p>0,388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38893" calcext:value-type="float">
            <text:p>0,3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388955" calcext:value-type="float">
            <text:p>0,388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8937" calcext:value-type="float">
            <text:p>0,388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389083" calcext:value-type="float">
            <text:p>0,38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8945" calcext:value-type="float">
            <text:p>0,388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389229" calcext:value-type="float">
            <text:p>0,38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389063" calcext:value-type="float">
            <text:p>0,38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9057" calcext:value-type="float">
            <text:p>0,389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388962" calcext:value-type="float">
            <text:p>0,388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88889" calcext:value-type="float">
            <text:p>0,3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8732" calcext:value-type="float">
            <text:p>0,388732</text:p>
          </table:table-cell>
          <table:table-cell office:value-type="float" office:value="0.388945" calcext:value-type="float">
            <text:p>0,388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8744" calcext:value-type="float">
            <text:p>0,388744</text:p>
          </table:table-cell>
          <table:table-cell office:value-type="float" office:value="0.388967" calcext:value-type="float">
            <text:p>0,388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89" calcext:value-type="float">
            <text:p>0,3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,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110233833333333" calcext:value-type="float">
            <text:p>0,110233833333333</text:p>
          </table:table-cell>
          <table:table-cell table:formula="of:=SUM([.C2:.C121])/120" office:value-type="float" office:value="0.113462091666667" calcext:value-type="float">
            <text:p>0,113462091666667</text:p>
          </table:table-cell>
          <table:table-cell table:formula="of:=SUM([.D2:.D121])/120" office:value-type="float" office:value="0.0129325" calcext:value-type="float">
            <text:p>0,012932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0.77766" calcext:value-type="float">
            <text:p>0,77766</text:p>
          </table:table-cell>
          <table:table-cell table:formula="of:=MAX([.C2:.C121])" office:value-type="float" office:value="0.389712" calcext:value-type="float">
            <text:p>0,389712</text:p>
          </table:table-cell>
          <table:table-cell table:formula="of:=MAX([.D2:.D121])" office:value-type="float" office:value="1.5519" calcext:value-type="float">
            <text:p>1,55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3:03.9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3:16.712000000</dc:date>
    <meta:editing-duration>PT11M51S</meta:editing-duration>
    <meta:editing-cycles>5</meta:editing-cycles>
    <meta:document-statistic meta:table-count="1" meta:cell-count="495" meta:object-count="0"/>
  </office:meta>
</office:document-meta>
</file>